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rps_20_de_20_texte_20_perso">
      <style:paragraph-properties fo:margin-left="0cm" fo:margin-right="0cm" fo:text-indent="0cm" style:auto-text-indent="false"/>
    </style:style>
    <style:style style:name="P2" style:family="paragraph" style:parent-style-name="Corps_20_de_20_texte_20_perso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Corps_20_de_20_texte_20_perso">
      <style:paragraph-properties fo:margin-left="0cm" fo:margin-right="0cm" fo:text-indent="0cm" style:auto-text-indent="false"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port modifications of the MCD</text:h>
      <text:p text:style-name="P2"><text:bookmark-start text:name="DDE_LINK"/>Modification : </text:p>
      <text:p text:style-name="P2"><text:bookmark-start text:name="DDE_LINK1"/>Author : <text:span text:style-name="T1">Vincent Destailleur</text:span></text:p>
      <text:p text:style-name="P2">Group : <text:span text:style-name="T1">FAI</text:span></text:p>
      <text:p text:style-name="P2">Project Manager : <text:span text:style-name="T1">Flavien Dusquenoy</text:span></text:p>
      <text:p text:style-name="P3">Date : <text:span text:style-name="T1">09-01-22</text:span><text:bookmark-end text:name="DDE_LINK1"/></text:p>
      <text:p text:style-name="P2">Modification : </text:p>
      <text:p text:style-name="P2"><text:bookmark-start text:name="DDE_LINK11"/>Author : <text:span text:style-name="T1">Vincent Destailleur</text:span></text:p>
      <text:p text:style-name="P2">Group : <text:span text:style-name="T1">FAI</text:span></text:p>
      <text:p text:style-name="P2">Project Manager : <text:span text:style-name="T1">Flavien Dusquenoy</text:span></text:p>
      <text:p text:style-name="P3">Date : <text:span text:style-name="T1">09-01-22</text:span><text:bookmark-end text:name="DDE_LINK11"/></text:p>
      <text:p text:style-name="P2">Modification : </text:p>
      <text:p text:style-name="P2"><text:bookmark-start text:name="DDE_LINK13"/>Author : <text:span text:style-name="T1">Vincent Destailleur</text:span></text:p>
      <text:p text:style-name="P2">Group : <text:span text:style-name="T1">FAI</text:span></text:p>
      <text:p text:style-name="P2">Project Manager : <text:span text:style-name="T1">Flavien Dusquenoy</text:span></text:p>
      <text:p text:style-name="P3">Date : <text:span text:style-name="T1">09-01-22</text:span><text:bookmark-end text:name="DDE_LINK13"/></text:p>
      <text:p text:style-name="P1"><text:bookmark-end text:name="DDE_LINK"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rps_20_de_20_texte_20_perso" style:display-name="Corps de texte perso" style:family="paragraph" style:parent-style-name="Text_20_body" style:master-page-name="">
      <style:paragraph-properties fo:margin-left="0cm" fo:margin-right="0cm" fo:text-align="justify" style:justify-single-word="false" fo:text-indent="1cm" style:auto-text-indent="false" style:page-number="auto" fo:background-color="transparent" style:shadow="none">
        <style:tab-stops/>
        <style:background-image/>
      </style:paragraph-properties>
      <style:text-properties style:font-size-asian="10.5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incent</meta:initial-creator>
    <meta:creation-date>2009-02-03T12:32:12</meta:creation-date>
    <dc:creator>vincent</dc:creator>
    <dc:date>2009-02-03T12:57:18</dc:date>
    <meta:editing-cycles>3</meta:editing-cycles>
    <meta:editing-duration>PT25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47" meta:character-count="344"/>
  </office:meta>
</office:document-meta>
</file>